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7759828">
          <text:insertion>
            <office:change-info>
              <dc:creator>Epanisitos Akaranga</dc:creator>
              <dc:date>2010-02-25T17:52:00</dc:date>
            </office:change-info>
          </text:insertion>
        </text:changed-region>
        <text:changed-region text:id="ct-1417756804">
          <text:insertion>
            <office:change-info>
              <dc:creator>Epanisitos Akaranga</dc:creator>
              <dc:date>2010-02-25T17:52:00</dc:date>
            </office:change-info>
          </text:insertion>
        </text:changed-region>
        <text:changed-region text:id="ct-1412625864">
          <text:insertion>
            <office:change-info>
              <dc:creator>Epanisitos Akaranga</dc:creator>
              <dc:date>2010-02-25T1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change-start text:change-id="ct-1417759828"/>REPORT<text:change-end text:change-id="ct-1417759828"/></text:p>
          <text:p text:style-name="Standard"/>
          <text:p text:style-name="subheading_5f_preface"><text:tab/>OFFICIAL REPORT <text:change-start text:change-id="ct-1417756804"/>OF THE ASSEMBLY<text:change-end text:change-id="ct-1417756804"/></text:p>
          <text:p text:style-name="Standard"/>
          <text:p text:style-name="Standard"><text:tab/>Thursday 17th December 2008 </text:p>
          <text:p text:style-name="Standard"/>
          <text:p text:style-name="Standard"><text:tab/>The House met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710031728"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text:change-start text:change-id="ct-1412625864"/>and third <text:change-end text:change-id="ct-1412625864"/>sessions of the Pan African Parliament of the African Union laid on the Table of this House on Thursday, 9th December, 2004. </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26M08S</meta:editing-duration>
    <meta:editing-cycles>4</meta:editing-cycles>
    <meta:generator>OpenOffice.org/3.1$Linux OpenOffice.org_project/310m19$Build-9420</meta:generator>
    <meta:initial-creator>Epanisitos Akaranga</meta:initial-creator>
    <dc:date>2010-02-25T17:52:52</dc:date>
    <dc:creator>Epanisitos Akaranga</dc:creator>
    <meta:document-statistic meta:table-count="0" meta:image-count="0" meta:object-count="0" meta:page-count="2" meta:paragraph-count="32" meta:word-count="288" meta:character-count="1804"/>
    <meta:user-defined meta:name="BungeniCountryCode">ke</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